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0431D81D9FEE19C56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Proxima Nova1" svg:font-family="'Proxima Nov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666666" style:text-position="0% 100%" style:font-name="Proxima Nova" fo:font-size="11pt" style:font-name-asian="Proxima Nova1" style:font-size-asian="11pt" style:font-name-complex="Proxima Nova1" style:font-size-complex="11pt"/>
    </style:style>
    <style:style style:name="P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666666" style:font-name="Proxima Nova" fo:font-size="11pt" style:font-name-asian="Proxima Nova1" style:font-size-asian="11pt" style:font-name-complex="Proxima Nova1" style:font-size-complex="11pt"/>
    </style:style>
    <style:style style:name="P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ab44" style:text-position="0% 100%" style:font-name="Proxima Nova" fo:font-size="14pt" fo:font-weight="bold" style:font-name-asian="Proxima Nova1" style:font-size-asian="14pt" style:font-weight-asian="bold" style:font-name-complex="Proxima Nova1" style:font-size-complex="14pt"/>
    </style:style>
    <style:style style:name="P5" style:family="paragraph" style:parent-style-name="Standard" style:master-page-name="Standard">
      <style:paragraph-properties fo:margin-left="0in" fo:margin-right="0in" fo:margin-top="0in" fo:margin-bottom="0in" loext:contextual-spacing="false" fo:line-height="100%" fo:text-align="start" style:justify-single-word="false" fo:text-indent="0in" style:auto-text-indent="false" style:page-number="1"/>
    </style:style>
    <style:style style:name="P6" style:family="paragraph" style:parent-style-name="Standard">
      <style:paragraph-properties fo:margin-left="0in" fo:margin-right="0in" fo:margin-top="0.0835in" fo:margin-bottom="0in" loext:contextual-spacing="false" fo:line-height="100%" fo:text-align="start" style:justify-single-word="false" fo:keep-together="always" fo:text-indent="0in" style:auto-text-indent="false" fo:keep-with-next="always"/>
    </style:style>
    <style:style style:name="P7" style:family="paragraph" style:parent-style-name="Standard">
      <style:paragraph-properties fo:margin-left="0in" fo:margin-right="0in" fo:margin-top="0.0555in" fo:margin-bottom="0in" loext:contextual-spacing="false" fo:line-height="100%" fo:text-align="start" style:justify-single-word="false" fo:text-indent="0in" style:auto-text-indent="false"/>
    </style:style>
    <style:style style:name="P8" style:family="paragraph" style:parent-style-name="Standard">
      <style:paragraph-properties fo:margin-left="0in" fo:margin-right="0in" fo:margin-top="0.0555in" fo:margin-bottom="0in" loext:contextual-spacing="false" fo:line-height="100%" fo:text-align="center" style:justify-single-word="false" fo:text-indent="0in" style:auto-text-indent="false"/>
    </style:style>
    <style:style style:name="P9" style:family="paragraph" style:parent-style-name="Standard">
      <style:paragraph-properties fo:margin-left="0in" fo:margin-right="0in" fo:margin-top="0.139in" fo:margin-bottom="0in" loext:contextual-spacing="false" fo:line-height="100%" fo:text-align="start" style:justify-single-word="false" fo:text-indent="0in" style:auto-text-indent="false"/>
      <style:text-properties fo:color="#353744" style:text-position="0% 100%" style:font-name="Proxima Nova" fo:font-size="12pt" fo:font-weight="bold" style:font-name-asian="Proxima Nova1" style:font-size-asian="12pt" style:font-weight-asian="bold" style:font-name-complex="Proxima Nova1" style:font-size-complex="12pt"/>
    </style:style>
    <style:style style:name="P10" style:family="paragraph" style:parent-style-name="Standard">
      <style:paragraph-properties fo:margin-left="0in" fo:margin-right="0in" fo:margin-top="0.139in" fo:margin-bottom="0in" loext:contextual-spacing="false" fo:line-height="100%" fo:text-align="center" style:justify-single-word="false" fo:text-indent="0in" style:auto-text-indent="false"/>
    </style:style>
    <style:style style:name="P11" style:family="paragraph" style:parent-style-name="Standard">
      <style:paragraph-properties fo:margin-left="0in" fo:margin-right="0in" fo:margin-top="0.139in" fo:margin-bottom="0in" loext:contextual-spacing="false" fo:line-height="100%" fo:text-align="start" style:justify-single-word="false" fo:text-indent="0in" style:auto-text-indent="false"/>
    </style:style>
    <style:style style:name="P12" style:family="paragraph" style:parent-style-name="Standard">
      <style:paragraph-properties fo:margin-top="0in" fo:margin-bottom="0in" loext:contextual-spacing="false"/>
    </style:style>
    <style:style style:name="P13"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style:style>
    <style:style style:name="P1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Proxima Nova" fo:font-size="14pt" fo:font-weight="bold" style:font-name-asian="Proxima Nova1" style:font-size-asian="14pt" style:font-weight-asian="bold" style:font-name-complex="Proxima Nova1" style:font-size-complex="14pt"/>
    </style:style>
    <style:style style:name="P15"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16" style:family="paragraph">
      <loext:graphic-properties draw:fill="solid" draw:fill-color="#ffffff"/>
      <style:paragraph-properties fo:text-align="start"/>
      <style:text-properties fo:font-size="18pt"/>
    </style:style>
    <style:style style:name="T1" style:family="text">
      <style:text-properties fo:color="#353744" style:text-position="0% 100%" style:font-name="Proxima Nova" fo:font-size="30pt" style:font-name-asian="Proxima Nova1" style:font-size-asian="30pt" style:font-name-complex="Proxima Nova1" style:font-size-complex="30pt"/>
    </style:style>
    <style:style style:name="T2" style:family="text">
      <style:text-properties fo:color="#353744" style:text-position="0% 100%" style:font-name="Proxima Nova" fo:font-size="12pt" fo:font-weight="bold" style:font-name-asian="Proxima Nova1" style:font-size-asian="12pt" style:font-weight-asian="bold" style:font-name-complex="Proxima Nova1" style:font-size-complex="12pt"/>
    </style:style>
    <style:style style:name="T3" style:family="text">
      <style:text-properties fo:color="#353744" style:text-position="0% 100%" style:font-name="Proxima Nova" fo:font-size="12pt" style:font-name-asian="Proxima Nova1" style:font-size-asian="12pt" style:font-name-complex="Proxima Nova1" style:font-size-complex="12pt"/>
    </style:style>
    <style:style style:name="T4" style:family="text">
      <style:text-properties fo:color="#666666" style:text-position="0% 100%" style:font-name="Proxima Nova" fo:font-size="11pt" style:font-name-asian="Proxima Nova1" style:font-size-asian="11pt" style:font-name-complex="Proxima Nova1" style:font-size-complex="11pt"/>
    </style:style>
    <style:style style:name="T5" style:family="text">
      <style:text-properties fo:color="#666666" style:text-position="0% 100%" style:font-name="Proxima Nova" fo:font-size="8pt" style:font-name-asian="Proxima Nova1" style:font-size-asian="8pt" style:font-name-complex="Proxima Nova1" style:font-size-complex="8pt"/>
    </style:style>
    <style:style style:name="T6" style:family="text">
      <style:text-properties fo:color="#666666" style:text-position="0% 100%" style:font-name="Proxima Nova" fo:font-size="12pt" fo:font-style="italic" style:font-name-asian="Proxima Nova1" style:font-size-asian="12pt" style:font-style-asian="italic" style:font-name-complex="Proxima Nova1" style:font-size-complex="12pt"/>
    </style:style>
    <style:style style:name="T7" style:family="text">
      <style:text-properties fo:color="#666666" style:text-position="0% 100%" style:font-name="Proxima Nova" fo:font-size="12pt" style:font-name-asian="Proxima Nova1" style:font-size-asian="12pt" style:font-name-complex="Proxima Nova1" style:font-size-complex="12pt"/>
    </style:style>
    <style:style style:name="T8" style:family="text">
      <style:text-properties fo:color="#666666" style:text-position="0% 100%" style:font-name="Proxima Nova" fo:font-size="10pt" style:font-name-asian="Proxima Nova1" style:font-size-asian="10pt" style:font-name-complex="Proxima Nova1" style:font-size-complex="10pt"/>
    </style:style>
    <style:style style:name="T9" style:family="text">
      <style:text-properties fo:color="#666666" style:text-position="0% 100%" style:font-name="Proxima Nova" fo:font-size="10pt" fo:font-style="italic" style:font-name-asian="Proxima Nova1" style:font-size-asian="10pt" style:font-style-asian="italic" style:font-name-complex="Proxima Nova1" style:font-size-complex="10pt"/>
    </style:style>
    <style:style style:name="T10" style:family="text">
      <style:text-properties fo:color="#666666" style:text-position="0% 100%" style:font-name="Proxima Nova" fo:font-size="20pt" style:font-name-asian="Proxima Nova1" style:font-size-asian="20pt" style:font-name-complex="Proxima Nova1" style:font-size-complex="20pt"/>
    </style:style>
    <style:style style:name="T11" style:family="text">
      <style:text-properties fo:color="#666666" style:text-position="0% 100%" style:font-name="Arial" fo:font-size="10pt" style:font-name-asian="Arial1" style:font-size-asian="10pt" style:font-name-complex="Arial1" style:font-size-complex="10pt"/>
    </style:style>
    <style:style style:name="T12" style:family="text">
      <style:text-properties fo:color="#666666" style:text-position="0% 100%" style:font-name="Calibri" fo:font-size="10pt" style:font-name-asian="Calibri1" style:font-size-asian="10pt" style:font-name-complex="Calibri1" style:font-size-complex="10pt"/>
    </style:style>
    <style:style style:name="T13" style:family="text">
      <style:text-properties fo:color="#666666" style:text-position="0% 100%" style:font-name="Calibri" fo:font-size="10pt" style:text-underline-style="solid" style:text-underline-width="auto" style:text-underline-color="font-color" style:font-name-asian="Calibri1" style:font-size-asian="10pt" style:font-name-complex="Calibri1" style:font-size-complex="10pt"/>
    </style:style>
    <style:style style:name="T14" style:family="text">
      <style:text-properties fo:color="#666666" style:font-name="Proxima Nova" fo:font-size="11pt" style:font-name-asian="Proxima Nova1" style:font-size-asian="11pt" style:font-name-complex="Proxima Nova1" style:font-size-complex="11pt"/>
    </style:style>
    <style:style style:name="T15" style:family="text">
      <style:text-properties fo:color="#666666" style:font-name="Proxima Nova" style:font-name-asian="Proxima Nova1" style:font-name-complex="Proxima Nova1"/>
    </style:style>
    <style:style style:name="T16" style:family="text">
      <style:text-properties fo:color="#666666" style:font-name="Proxima Nova" fo:font-size="12pt" style:font-name-asian="Proxima Nova1" style:font-size-asian="12pt" style:font-name-complex="Proxima Nova1" style:font-size-complex="12pt"/>
    </style:style>
    <style:style style:name="T17" style:family="text">
      <style:text-properties fo:color="#00ab44" style:text-position="0% 100%" style:font-name="Proxima Nova" fo:font-size="18pt" style:font-name-asian="Proxima Nova1" style:font-size-asian="18pt" style:font-name-complex="Proxima Nova1" style:font-size-complex="18pt"/>
    </style:style>
    <style:style style:name="T18" style:family="text">
      <style:text-properties fo:color="#00ab44" style:text-position="0% 100%" style:font-name="Proxima Nova" fo:font-size="14pt" fo:font-weight="bold" style:font-name-asian="Proxima Nova1" style:font-size-asian="14pt" style:font-weight-asian="bold" style:font-name-complex="Proxima Nova1" style:font-size-complex="14pt"/>
    </style:style>
    <style:style style:name="T19" style:family="text">
      <style:text-properties fo:color="#1155cc" style:text-position="0% 100%" style:font-name="Proxima Nova" fo:font-size="11pt" style:text-underline-style="solid" style:text-underline-width="auto" style:text-underline-color="font-color" style:font-name-asian="Proxima Nova1" style:font-size-asian="11pt" style:font-name-complex="Proxima Nova1" style:font-size-complex="11pt"/>
    </style:style>
    <style:style style:name="T20" style:family="text">
      <style:text-properties fo:color="#1155cc" style:font-name="Proxima Nova" fo:font-size="11pt" style:text-underline-style="solid" style:text-underline-width="auto" style:text-underline-color="font-color" style:font-name-asian="Proxima Nova1" style:font-size-asian="11pt" style:font-name-complex="Proxima Nova1" style:font-size-complex="11pt"/>
    </style:style>
    <style:style style:name="T21" style:family="text">
      <style:text-properties fo:color="#000000" style:text-position="0% 100%" style:font-name="Proxima Nova" fo:font-size="11pt" style:font-name-asian="Proxima Nova1" style:font-size-asian="11pt" style:font-name-complex="Proxima Nova1" style:font-size-complex="11pt"/>
    </style:style>
    <style:style style:name="T22" style:family="text">
      <style:text-properties fo:color="#000000" style:text-position="0% 100%" style:font-name="Proxima Nova" fo:font-size="14pt" fo:font-weight="bold" style:font-name-asian="Proxima Nova1" style:font-size-asian="14pt" style:font-weight-asian="bold" style:font-name-complex="Proxima Nova1" style:font-size-complex="14pt"/>
    </style:style>
    <style:style style:name="T23" style:family="text">
      <style:text-properties style:font-name="Proxima Nova" fo:font-size="14pt" fo:font-weight="bold" style:font-name-asian="Proxima Nova1" style:font-size-asian="14pt" style:font-weight-asian="bold" style:font-name-complex="Proxima Nova1" style:font-size-complex="14pt"/>
    </style:style>
    <style:style style:name="T24" style:family="text">
      <style:text-properties style:font-name="Proxima Nova" fo:font-size="14pt" style:text-underline-style="none" fo:font-weight="bold" style:font-name-asian="Proxima Nova1" style:font-size-asian="14pt" style:font-weight-asian="bold" style:font-name-complex="Proxima Nova1" style:font-size-complex="14pt"/>
    </style:style>
    <style:style style:name="T25" style:family="text">
      <style:text-properties style:font-name="Proxima Nova" fo:font-size="11pt" style:font-name-asian="Proxima Nova1" style:font-size-asian="11pt" style:font-name-complex="Proxima Nova1" style:font-size-complex="11pt"/>
    </style:style>
    <style:style style:name="T26" style:family="text">
      <style:text-properties style:text-position="0% 100%" style:font-name="Proxima Nova" fo:font-size="14pt" fo:font-weight="bold" style:font-name-asian="Proxima Nova1" style:font-size-asian="14pt" style:font-weight-asian="bold" style:font-name-complex="Proxima Nova1"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solid" svg:stroke-width="0.0138in" svg:stroke-color="#000000" draw:stroke-linejoin="round" draw:fill="solid" draw:fill-color="#ffffff" draw:textarea-vertical-align="middle" draw:auto-grow-height="false" fo:min-height="0.0016in" fo:min-width="6.7417in" fo:padding-top="0.1in" fo:padding-bottom="0.1in" fo:padding-left="0.1in" fo:padding-right="0.1in" fo:wrap-option="wrap"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Shivnath </text:span></text:p>
      <text:p text:style-name="P6"><text:span text:style-name="T4"><text:s/></text:span><text:span text:style-name="T17">Android Developer</text:span></text:p>
      <text:p text:style-name="P1"><draw:frame draw:style-name="fr1" draw:name="image10.png" text:anchor-type="as-char" svg:width="6.9272in" svg:height="0.1866in" draw:z-index="0"><draw:image xlink:href="Pictures/10000000000009C4000000431D81D9FEE19C56B1.png" xlink:type="simple" xlink:show="embed" xlink:actuate="onLoad"/></draw:frame><draw:custom-shape text:anchor-type="as-char" svg:y="0in" draw:z-index="0" draw:style-name="gr1" draw:text-style-name="P16" svg:width="6.9413in" svg:height="0.2012in"><text:p text:style-name="P1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text:span text:style-name="T4"><text:s text:c="90"/>Village Tigra, Sector-57, Gurgaon</text:span></text:p>
      <text:p text:style-name="P1"><text:span text:style-name="T4"><text:s text:c="108"/>Haryana, India</text:span></text:p>
      <text:p text:style-name="P2"/>
      <text:p text:style-name="P1"><text:span text:style-name="T4"><text:s text:c="91"/>+91 999 092 5305</text:span></text:p>
      <text:p text:style-name="P1"><text:span text:style-name="T4"><text:s text:c="92"/></text:span><text:a xlink:type="simple" xlink:href="mailto:shivnath17@navgurukul.org" text:style-name="Internet_20_link" text:visited-style-name="Visited_20_Internet_20_Link"><text:span text:style-name="T19">shivnath17@navgurukul.org</text:span></text:a></text:p>
      <text:p text:style-name="P1"><text:span text:style-name="T14"><text:tab/><text:tab/><text:tab/><text:tab/><text:tab/><text:tab/><text:tab/> <text:s text:c="2"/></text:span><text:a xlink:type="simple" xlink:href="https://github.com/shivnath17" text:style-name="Internet_20_link" text:visited-style-name="Visited_20_Internet_20_Link"><text:span text:style-name="T20">https://github.com/shivnath17</text:span></text:a></text:p>
      <text:p text:style-name="P12"><text:span text:style-name="T14"><text:tab/><text:tab/><text:tab/><text:tab/><text:tab/>https://www.linkedin.com/in/shivnath-halder-ba40b5158/</text:span></text:p>
      <text:p text:style-name="P3"/>
      <text:p text:style-name="P1"><text:span text:style-name="T18">SKILLS</text:span><text:span text:style-name="T18"><draw:frame draw:style-name="fr1" draw:name="image12.png" text:anchor-type="as-char" svg:width="6.9272in" svg:height="0.1866in" draw:z-index="0"><draw:image xlink:href="Pictures/10000000000009C4000000431D81D9FEE19C56B1.png" xlink:type="simple" xlink:show="embed" xlink:actuate="onLoad"/></draw:frame></text:span><text:span text:style-name="T18"><draw:custom-shape text:anchor-type="as-char" svg:y="0in" draw:z-index="1" draw:style-name="gr1" draw:text-style-name="P16" svg:width="6.9413in" svg:height="0.2012in"><text:p text:style-name="P1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span text:style-name="T21"> </text:span></text:p>
      <text:list xml:id="list4046005310567878209" text:style-name="WWNum1">
        <text:list-item>
          <text:p text:style-name="P13"><text:span text:style-name="T23">Android</text:span></text:p>
        </text:list-item>
        <text:list-item>
          <text:p text:style-name="P13"><text:span text:style-name="T23">Java</text:span></text:p>
        </text:list-item>
        <text:list-item>
          <text:p text:style-name="P13"><text:span text:style-name="T23">Basic python</text:span></text:p>
        </text:list-item>
        <text:list-item>
          <text:p text:style-name="P13"><text:span text:style-name="T22">HTML5</text:span></text:p>
        </text:list-item>
        <text:list-item>
          <text:p text:style-name="P13"><text:span text:style-name="T22">CSS</text:span></text:p>
        </text:list-item>
        <text:list-item>
          <text:p text:style-name="P13"><text:span text:style-name="T22">Web Hosting</text:span></text:p>
        </text:list-item>
        <text:list-item>
          <text:p text:style-name="P13"><text:span text:style-name="T23">Photoshop</text:span></text:p>
        </text:list-item>
        <text:list-item>
          <text:p text:style-name="P13"><text:span text:style-name="T23">Microsoft office</text:span></text:p>
        </text:list-item>
      </text:list>
      <text:p text:style-name="P14"/>
      <text:p text:style-name="P4"/>
      <text:p text:style-name="P1"><text:span text:style-name="T18">EXPERIENCE</text:span><text:span text:style-name="T18"><draw:frame draw:style-name="fr1" draw:name="image11.png" text:anchor-type="as-char" svg:width="6.9272in" svg:height="0.1866in" draw:z-index="0"><draw:image xlink:href="Pictures/10000000000009C4000000431D81D9FEE19C56B1.png" xlink:type="simple" xlink:show="embed" xlink:actuate="onLoad"/></draw:frame></text:span><text:span text:style-name="T18"><draw:custom-shape text:anchor-type="as-char" svg:y="0in" draw:z-index="2" draw:style-name="gr1" draw:text-style-name="P16" svg:width="6.9413in" svg:height="0.2012in"><text:p text:style-name="P1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span text:style-name="T5"> <text:s text:c="73"/></text:span><text:span text:style-name="T2">CIZMAR | A Shoe Store </text:span><text:span text:style-name="T6"><text:s/></text:span></text:p>
      <text:p text:style-name="P1"><text:span text:style-name="T7"><text:s text:c="59"/>As a Manager</text:span></text:p>
      <text:p text:style-name="P7"><text:span text:style-name="T8"><text:s text:c="63"/><text:tab/></text:span><text:span text:style-name="T15"> <text:s text:c="4"/></text:span><text:span text:style-name="T8">6 Months</text:span></text:p>
      <text:p text:style-name="P8"><text:soft-page-break/><text:span text:style-name="T8"><text:s text:c="2"/>Cizmar </text:span><text:span text:style-name="T11">–</text:span><text:span text:style-name="T12"> A label created by us two friends, who share a common passion for shoes and fashion, and fret over their handsome prices on traditional retail channels. Lucky to get the opportunity to steer manufacturing, we launched brand Cizmar, a great convergence of form, function, design and comfort as we sample, select, design and detail to our satisfaction. Handcrafted and finished under our care, we remain confident about our quality. With the online market heralding the future, and of course trimming all unwanted retail channel costs, we are selling our select range of shoes at very attractive pricing through our website </text:span><text:a xlink:type="simple" xlink:href="http://www.cizmarshoes.com/" text:style-name="Internet_20_link" text:visited-style-name="Visited_20_Internet_20_Link"><text:span text:style-name="T13">www.cizmarshoes.com</text:span></text:a><text:span text:style-name="T12">, with direct delivery to your home…from shoe lovers to lovers of shoes!</text:span></text:p>
      <text:p text:style-name="P9"/>
      <text:p text:style-name="P10"><text:span text:style-name="T2">AADHAR </text:span></text:p>
      <text:p text:style-name="P10"><text:span text:style-name="T7">As a </text:span><text:span text:style-name="T16">Operator</text:span></text:p>
      <text:p text:style-name="P10"><text:span text:style-name="T8">2 Months </text:span></text:p>
      <text:p text:style-name="P10"><text:span text:style-name="T8">Aadhaar is a 12 digit unique-identity number issued to all Indian residents based on their biometric and demographic data. The data is collected by the Unique Identification Authority of India (UIDAI)</text:span></text:p>
      <text:p text:style-name="P10"><text:span text:style-name="T2">Reliance Communications</text:span></text:p>
      <text:p text:style-name="P10"><text:span text:style-name="T3">As a Salesman</text:span></text:p>
      <text:p text:style-name="P10"><text:span text:style-name="T8">1 Month</text:span></text:p>
      <text:p text:style-name="P10"><text:span text:style-name="T8"><text:s/>Reliance Communications is one of the leading GSM Service providers in India. It's </text:span><text:span text:style-name="T15">provide</text:span><text:span text:style-name="T8"> fixed line broadband and voice</text:span></text:p>
      <text:p text:style-name="P11"><text:span text:style-name="T8"><text:s/></text:span><text:span text:style-name="T18">EDUCATION</text:span><text:span text:style-name="T18"><draw:frame draw:style-name="fr1" draw:name="image13.png" text:anchor-type="as-char" svg:width="6.9272in" svg:height="0.1866in" draw:z-index="0"><draw:image xlink:href="Pictures/10000000000009C4000000431D81D9FEE19C56B1.png" xlink:type="simple" xlink:show="embed" xlink:actuate="onLoad"/></draw:frame></text:span><text:span text:style-name="T18"><draw:custom-shape text:anchor-type="as-char" svg:y="0in" draw:z-index="3" draw:style-name="gr1" draw:text-style-name="P16" svg:width="6.9413in" svg:height="0.2012in"><text:p text:style-name="P1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0"><text:span text:style-name="T10">NeeV | a learning centre</text:span></text:p>
      <text:p text:style-name="P10"><text:span text:style-name="T3">Grade IX</text:span></text:p>
      <text:p text:style-name="P10"><text:span text:style-name="T21">NeeV, a learning centre for the </text:span><text:span text:style-name="T25">underserved</text:span><text:span text:style-name="T21">, is a programme run under Bharat Memorial Charitable Trust (BMCT, registered in the year 1997 in Panchkula, Haryana) initiated with the aim of making a difference to the society. NeeV was conceptualised and launched on September 27, 2007 with the intent of focusing our energies and resources at the very initial stage of an individual's growth. Hence the name, NeeV, the foundation.</text:span></text:p>
      <text:p text:style-name="P10"><text:span text:style-name="T10">NavGurukul</text:span></text:p>
      <text:p text:style-name="P10"><text:span text:style-name="T25">Pursuing </text:span><text:span text:style-name="T21">Android Develop</text:span><text:span text:style-name="T25">ment</text:span></text:p>
      <text:p text:style-name="P10"><text:span text:style-name="T21">NavGurukul is a non-profit initiative started by IIT Delhi Alumni and self-learnt programmers where the idea is to provide free Software Engineering training to underprivileged children. Students will be encouraged to pay-it-forward so that more students can be covered.</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adea" fo:font-size="10pt" fo:language="en" fo:country="US" style:letter-kerning="true" style:font-name-asian="Caladea2" style:font-size-asian="10pt" style:language-asian="zh" style:country-asian="CN" style:font-name-complex="Caladea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adea" fo:font-size="10pt" fo:language="en" fo:country="US" style:letter-kerning="true" style:font-name-asian="Caladea2" style:font-size-asian="10pt" style:language-asian="zh" style:country-asian="CN" style:font-name-complex="Caladea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color="#53bb84" style:font-name="Proxima Nova" fo:font-family="'Proxima Nova'" style:font-family-generic="roman" style:font-pitch="variable" fo:font-size="14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2" meta:paragraph-count="37" meta:word-count="344" meta:character-count="2826" meta:non-whitespace-character-count="1917"/>
    <meta:generator>LibreOfficeDev/5.1.0.3$Linux_X86_64 LibreOffice_project/</meta:generator>
  </office:meta>
</office:document-meta>
</file>